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cd561" officeooo:paragraph-rsid="000cd561"/>
    </style:style>
    <style:style style:name="P2" style:family="paragraph" style:parent-style-name="Standard">
      <style:paragraph-properties fo:text-align="start" style:justify-single-word="false"/>
      <style:text-properties officeooo:rsid="000cd561" officeooo:paragraph-rsid="000cd561"/>
    </style:style>
    <style:style style:name="P3" style:family="paragraph" style:parent-style-name="Standard">
      <style:paragraph-properties fo:text-align="start" style:justify-single-word="false"/>
      <style:text-properties officeooo:rsid="000cdf9b" officeooo:paragraph-rsid="000cdf9b" fo:background-color="transparent"/>
    </style:style>
    <style:style style:name="P4" style:family="paragraph" style:parent-style-name="Standard">
      <style:paragraph-properties fo:text-align="start" style:justify-single-word="false"/>
      <style:text-properties officeooo:rsid="000cd561" officeooo:paragraph-rsid="000cd561" fo:background-color="transparent"/>
    </style:style>
    <style:style style:name="P5" style:family="paragraph" style:parent-style-name="Standard">
      <style:paragraph-properties fo:text-align="start" style:justify-single-word="false"/>
      <style:text-properties officeooo:rsid="0010d1f0" officeooo:paragraph-rsid="000cd561" fo:background-color="#ff6600"/>
    </style:style>
    <style:style style:name="P6" style:family="paragraph" style:parent-style-name="Standard">
      <style:paragraph-properties fo:text-align="start" style:justify-single-word="false"/>
      <style:text-properties officeooo:rsid="0010d1f0" officeooo:paragraph-rsid="000cdf9b" fo:background-color="#ff6600"/>
    </style:style>
    <style:style style:name="P7" style:family="paragraph" style:parent-style-name="Standard">
      <style:paragraph-properties fo:text-align="start" style:justify-single-word="false"/>
      <style:text-properties officeooo:rsid="0014c4e8" officeooo:paragraph-rsid="0014c4e8"/>
    </style:style>
    <style:style style:name="P8" style:family="paragraph" style:parent-style-name="Standard">
      <style:paragraph-properties fo:text-align="start" style:justify-single-word="false"/>
      <style:text-properties officeooo:rsid="000cdf9b" officeooo:paragraph-rsid="000cdf9b" fo:background-color="transparent"/>
    </style:style>
    <style:style style:name="P9" style:family="paragraph" style:parent-style-name="Standard">
      <style:paragraph-properties fo:text-align="start" style:justify-single-word="false"/>
      <style:text-properties officeooo:rsid="001624be" officeooo:paragraph-rsid="001624be" fo:background-color="transparent"/>
    </style:style>
    <style:style style:name="P10" style:family="paragraph" style:parent-style-name="Standard">
      <style:paragraph-properties fo:text-align="start" style:justify-single-word="false"/>
      <style:text-properties officeooo:rsid="0017f6a8" officeooo:paragraph-rsid="0017f6a8" fo:background-color="transparent"/>
    </style:style>
    <style:style style:name="P11" style:family="paragraph" style:parent-style-name="Standard">
      <style:paragraph-properties fo:text-align="start" style:justify-single-word="false"/>
      <style:text-properties officeooo:rsid="001c4d04" officeooo:paragraph-rsid="001c4d04" fo:background-color="transparent"/>
    </style:style>
    <style:style style:name="T1" style:family="text">
      <style:text-properties fo:background-color="transparent" loext:char-shading-value="0"/>
    </style:style>
    <style:style style:name="T2" style:family="text">
      <style:text-properties officeooo:rsid="000dcf2f"/>
    </style:style>
    <style:style style:name="T3" style:family="text">
      <style:text-properties fo:background-color="#ffffff" loext:char-shading-value="0"/>
    </style:style>
    <style:style style:name="T4" style:family="text">
      <style:text-properties officeooo:rsid="000dcf2f" fo:background-color="#ffffff" loext:char-shading-value="0"/>
    </style:style>
    <style:style style:name="T5" style:family="text">
      <style:text-properties officeooo:rsid="0010d1f0" fo:background-color="#ffffff" loext:char-shading-value="0"/>
    </style:style>
    <style:style style:name="T6" style:family="text">
      <style:text-properties officeooo:rsid="0013f03c" fo:background-color="#ffffff" loext:char-shading-value="0"/>
    </style:style>
    <style:style style:name="T7" style:family="text">
      <style:text-properties officeooo:rsid="0014c4e8" fo:background-color="#ffffff" loext:char-shading-value="0"/>
    </style:style>
    <style:style style:name="T8" style:family="text">
      <style:text-properties officeooo:rsid="0010d1f0"/>
    </style:style>
    <style:style style:name="T9" style:family="text">
      <style:text-properties officeooo:rsid="0011c2a5"/>
    </style:style>
    <style:style style:name="T10" style:family="text">
      <style:text-properties officeooo:rsid="0013f03c"/>
    </style:style>
    <style:style style:name="T11" style:family="text">
      <style:text-properties officeooo:rsid="000cdf9b"/>
    </style:style>
    <style:style style:name="T12" style:family="text">
      <style:text-properties officeooo:rsid="0016a66d"/>
    </style:style>
    <style:style style:name="T13" style:family="text">
      <style:text-properties officeooo:rsid="00199588"/>
    </style:style>
    <style:style style:name="T14" style:family="text">
      <style:text-properties officeooo:rsid="001c4d04"/>
    </style:style>
    <style:style style:name="T15" style:family="text">
      <style:text-properties officeooo:rsid="001cde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u projet Info0601/Info0604</text:p>
      <text:p text:style-name="P1"/>
      <text:p text:style-name="P7">Mots clés : client → programme du joueur ; joueur → l’humain derrière</text:p>
      <text:p text:style-name="P2">Première approche : </text:p>
      <text:p text:style-name="P2"/>
      <text:p text:style-name="P2"><text:tab/>- Lorsque le serveur est créé, il attend une connexion sur un port UDP. Dès qu’il a deux clients, il leur donne un numéro de port TCP et crée<text:span text:style-name="T8">r</text:span> une partie. L’UDP va servir à la connexion, le TCP au échanges nécessaires pour le jeu.</text:p>
      <text:p text:style-name="P2"><text:tab/>-Un client se connecte au serveur via le port UDP du serveur passé en argument. Il attend ensuite le port TCP, signe que la partie a démarré. Chaqu<text:span text:style-name="T1">e client ne communique qu’avec le serveur.</text:span></text:p>
      <text:p text:style-name="P4"><text:tab/>- Le serveur créé les threads des poissons, gère les objets… il place toutes les informations sur sa grille qui représente l’étang. Lorsqu’un poisson est créé, <text:span text:style-name="T10">on fait</text:span> une copie locale du poisson sur le client . <text:span text:style-name="T10">Il</text:span> re<text:span text:style-name="T10">çoit</text:span> alors la nouvelle position du poisson, il change cette information sur sa copie locale de l’étang et il gère alors seul l’affichage. Le client a toutes les informations, mais l’affichage des objets piégés est géré pour qu’il voit uniquement ce qu’il doit voir (grâce aux id des objets et des clients). <text:span text:style-name="T11">Ça limite la quantité d’info envoyé à chaque fois.</text:span></text:p>
      <text:p text:style-name="P5"/>
      <text:p text:style-name="P3"><text:tab/>- Lorsque le joueur pose sa <text:span text:style-name="T3">ligne, </text:span><text:span text:style-name="T7">le client</text:span><text:span text:style-name="T3"> envoie la position au serveur, qui l’indique alors dans sa grille ? →</text:span><text:span text:style-name="T7"> Le serveur</text:span><text:span text:style-name="T5"> le met sur la grille et le thread poisson gère les </text:span><text:span text:style-name="T7">réactions</text:span><text:span text:style-name="T5"> du poisson en vérifiant ce qui se trouve autour de lui, par exemple au moment de se </text:span><text:span text:style-name="T7">déplacer,</text:span><text:span text:style-name="T5"> il regarde toutes les directions pour savoir si il y a une canne pas loin. </text:span><text:span text:style-name="T3"><text:s/>Un</text:span> « chrono » se met en place, et si le joueur relève sa ligne avant la fin du chrono (en envoyant un message au serveur), le serveur lui envoie « poisson attrapé », un point et la valeur du poisson en poireaus. On déclenche alors un événement dans la zone de 3x3, qui fait <text:span text:style-name="T9">fuir</text:span> les poissons dans cette zone pendant 5 tours.</text:p>
      <text:p text:style-name="P3"><text:tab/>- Comment gérer<text:span text:style-name="T3"> les tours </text:span><text:span text:style-name="T5">? </text:span><text:span text:style-name="T6">Un tour dure 3 secondes, ils ne sont utilisés que pour bloquer un joueur (1 tour) et garder les poissons en mode fuite (5 tours)</text:span></text:p>
      <text:p text:style-name="P6"/>
      <text:p text:style-name="P6"/>
      <text:p text:style-name="P3"><text:tab/>-Mode furtif : lors de l’achat de ce bonus par le joueur (nombre de points et de poireaus gérés par chaque joueur), il indique au serveur qu’il est en mode furtif, il ne déclenchera plus la fuite des poissons, et le mode se désactivera quand il pêchera un autre objet ou que la dynamite explose près de sa ligne.</text:p>
      <text:p text:style-name="P3"><text:tab/>-Pneu : <text:span text:style-name="T2">Le serveu</text:span><text:span text:style-name="T4">r informe que le joueur a bien pêché un pneu (Mais alors qui gère la pêche réellement ? Serveur ou client ? Est-ce que le client sait que c’est un pneu qu’il pêche ? Ou le joueur pêche dans cette case et le serveur lui informe que c’est un pneu) → Le joueur indique au serveur ou il a posé sa ligne si un pneu se trouve sur cette case, le serveur lui dit qu’il est bloque a cause d’un obstacle., le joueur est alors bloqué (être bloqué, c’est le joueur qui le gère ou le serveur ? Ce serait plus pratique le joueur, mai</text:span><text:span text:style-name="T2">s est-ce que ce serait mieux? Si c’est le joueur qui gère, le serveur doit être au courant que le j</text:span><text:span text:style-name="T4">oueur est bloqué ? Rien que dire « J1 est bloqué parce qu’il a pêché un pneu ») → <text:s/>Le joueur gère il a un chrono a lui : en temps normal il doit y avoir 3 secondes entre chaque deplacement de ligne donc s’il tombe sur un pneu il augmente son chrono de 3 secondes.</text:span></text:p>
      <text:p text:style-name="P3"><text:tab/>-Dynamite : <text:span text:style-name="T2">Même problème que pour le pneu, mais le serveur doit de toute façon être informé pour casser la ligne adverse, arrêter le mode furtif, faire gagner les poissons → <text:s/>idem que pour le pneu, le serveur indique au joueur ce qu’il a pêché et le client agit en conséquence.</text:span></text:p>
      <text:p text:style-name="P3"><text:tab/>-Requin : <text:span text:style-name="T2">Est ce que le client sait direct qu’il pêche un requin → <text:s/>Meme comportement que la dynamite et le pneu</text:span></text:p>
      <text:p text:style-name="P3"><text:tab/>-<text:span text:style-name="T2">Fin du jeu : dès qu’un joueur a 15 points, le client associé envoie le message au serveur, la partie se termine, tous les objets sont détruits et les threads sont arrêtés</text:span></text:p>
      <text:p text:style-name="P3"><text:tab/>- <text:span text:style-name="T2">En cas de déconnexion, la partie prend fin</text:span></text:p>
      <text:p text:style-name="P3"/>
      <text:p text:style-name="P3"/>
      <text:p text:style-name="P9">Structures nécessaires : Messages</text:p>
      <text:p text:style-name="P9"><text:soft-page-break/>Client vers serveur : CS ; Serveur vers Client : SC</text:p>
      <text:p text:style-name="P9"><text:tab/>- Connexion Client au serveur (UDP) CS :</text:p>
      <text:p text:style-name="P9"><text:tab/>-Connexion Client au serveur (TCP) CS :</text:p>
      <text:p text:style-name="P9"><text:tab/>-Informations TCP SC</text:p>
      <text:p text:style-name="P9"><text:tab/>-Création poisson SC</text:p>
      <text:p text:style-name="P9"><text:tab/>-Mouvement poisson SC</text:p>
      <text:p text:style-name="P9"><text:tab/>-Pose de ligne CS</text:p>
      <text:p text:style-name="P9"><text:tab/>-Relevé de ligne CS</text:p>
      <text:p text:style-name="P9"><text:tab/>-Résultat de la pêche (pneu, poisson, requin, dynamite) SC</text:p>
      <text:p text:style-name="P9"><text:tab/>-Passage en mode furtif CS</text:p>
      <text:p text:style-name="P9"><text:tab/>-Fin du mode furif SC</text:p>
      <text:p text:style-name="P9"><text:tab/>-<text:span text:style-name="T12">Partie gagnée CS</text:span></text:p>
      <text:p text:style-name="P9"><text:tab/>-<text:span text:style-name="T12">Fin du jeu SC</text:span></text:p>
      <text:p text:style-name="P9"/>
      <text:p text:style-name="P10">Structures nécessaires : Elements du jeu</text:p>
      <text:p text:style-name="P10"><text:tab/>-case → objet <text:span text:style-name="T13">ou vide(→ bleu)</text:span></text:p>
      <text:p text:style-name="P10">Objets</text:p>
      <text:p text:style-name="P10"><text:tab/>-Poisson → thread <text:span text:style-name="T14">poisson</text:span>, type</text:p>
      <text:p text:style-name="P10"><text:tab/>-Dynamite → id du joueur</text:p>
      <text:p text:style-name="P10"><text:tab/>-Requin → id joueur, type aléatoire</text:p>
      <text:p text:style-name="P10"><text:tab/>-Pneu → id joueur</text:p>
      <text:p text:style-name="P10"><text:tab/>-Ligne → id joueur, ? thread chrono ?</text:p>
      <text:p text:style-name="P10"/>
      <text:p text:style-name="P11">Thread nécessaires :</text:p>
      <text:p text:style-name="P11"><text:tab/>Poisson</text:p>
      <text:p text:style-name="P11"><text:tab/>?Requin ?</text:p>
      <text:p text:style-name="P11"><text:tab/>Partie (gérer fin du jeu)</text:p>
      <text:p text:style-name="P11"><text:tab/><text:span text:style-name="T15">Affichage (chez le cli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11:54:51.703789849</meta:creation-date>
    <dc:date>2020-03-19T16:29:14.105000000</dc:date>
    <meta:editing-duration>PT58M55S</meta:editing-duration>
    <meta:editing-cycles>12</meta:editing-cycles>
    <meta:generator>LibreOffice/6.1.3.2$Windows_x86 LibreOffice_project/86daf60bf00efa86ad547e59e09d6bb77c699acb</meta:generator>
    <meta:document-statistic meta:table-count="0" meta:image-count="0" meta:object-count="0" meta:page-count="2" meta:paragraph-count="41" meta:word-count="847" meta:character-count="4504" meta:non-whitespace-character-count="3660"/>
  </office:meta>
</office:document-meta>
</file>